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22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Measured Distance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.037" calcext:value-type="float">
            <text:p>253.037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ctual Distance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eight of Camera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arget Height</text:p>
          </table:table-cell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Y-offset</text:p>
          </table:table-cell>
          <table:table-cell office:value-type="float" office:value="9.53" calcext:value-type="float">
            <text:p>9.53</text:p>
          </table:table-cell>
          <table:table-cell/>
          <table:table-cell office:value-type="string" calcext:value-type="string">
            <text:p>alpha</text:p>
          </table:table-cell>
          <table:table-cell table:formula="of:=(ATAN(([.F7]-[.F6])/([.F5])))" office:value-type="float" office:value="0.171897731295692" calcext:value-type="float">
            <text:p>0.171897731295692</text:p>
          </table:table-cell>
          <table:table-cell table:formula="of:=(180*[.I8])/3.1415" office:value-type="float" office:value="9.84930499227265" calcext:value-type="float">
            <text:p>9.8493049922726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Constant that needs to added to Ty</text:p>
          </table:table-cell>
          <table:table-cell table:style-name="ce1" office:value-type="string" calcext:value-type="string">
            <text:p>psi</text:p>
          </table:table-cell>
          <table:table-cell table:style-name="ce1" table:formula="of:=([.J8]-[.F8])" office:value-type="float" office:value="0.319304992272651" calcext:value-type="float">
            <text:p>0.319304992272651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>
            <text:p>Distance based on T-ve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Calculted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20:02:38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5:02:42.049000000</meta:creation-date>
    <dc:date>2020-01-27T20:51:48.486000000</dc:date>
    <meta:editing-duration>PT22H12M52S</meta:editing-duration>
    <meta:editing-cycles>5</meta:editing-cycles>
    <meta:generator>LibreOffice/6.2.8.2$Windows_X86_64 LibreOffice_project/f82ddfca21ebc1e222a662a32b25c0c9d20169ee</meta:generator>
    <meta:document-statistic meta:table-count="1" meta:cell-count="31" meta:object-count="0"/>
  </office:meta>
</office:document-meta>
</file>